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007in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B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B1" style:family="table-cell">
      <style:table-cell-properties fo:padding="0.0382in" fo:border="0.0007in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3.4625in" style:rel-column-width="32767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B1" style:family="table-cell">
      <style:table-cell-properties fo:padding="0.0382in" fo:border="0.0007in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3.4625in" style:rel-column-width="32767*"/>
    </style:style>
    <style:style style:name="Table7.A1" style:family="table-cell">
      <style:table-cell-properties fo:padding="0.0382in" fo:border-left="0.0007in solid #000000" fo:border-right="none" fo:border-top="0.0007in solid #000000" fo:border-bottom="none"/>
    </style:style>
    <style:style style:name="Table7.B1" style:family="table-cell">
      <style:table-cell-properties fo:padding="0.0382in" fo:border-left="0.0007in solid #000000" fo:border-right="0.0007in solid #000000" fo:border-top="0.0007in solid #000000" fo:border-bottom="none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3.4625in" style:rel-column-width="32767*"/>
    </style:style>
    <style:style style:name="Table8.A1" style:family="table-cell">
      <style:table-cell-properties fo:padding="0.0382in" fo:border-left="0.0007in solid #000000" fo:border-right="none" fo:border-top="0.0007in solid #000000" fo:border-bottom="none"/>
    </style:style>
    <style:style style:name="Table8.B1" style:family="table-cell">
      <style:table-cell-properties fo:padding="0.0382in" fo:border-left="0.0007in solid #000000" fo:border-right="0.0007in solid #000000" fo:border-top="0.0007in solid #000000" fo:border-bottom="none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ext_20_body">
      <style:text-properties fo:font-variant="normal" fo:text-transform="none" fo:color="#000000" style:font-name="Times New Roman1" fo:letter-spacing="normal" fo:font-style="normal" fo:font-weight="normal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paragraph-properties fo:background-color="#ffcc99">
        <style:background-image/>
      </style:paragraph-properties>
      <style:text-properties fo:background-color="transparent"/>
    </style:style>
    <style:style style:name="P4" style:family="paragraph" style:parent-style-name="Text_20_body">
      <style:paragraph-properties fo:background-color="#ccffff">
        <style:background-image/>
      </style:paragraph-properties>
    </style:style>
    <style:style style:name="P5" style:family="paragraph" style:parent-style-name="Text_20_body">
      <style:paragraph-properties fo:background-color="#ccffff">
        <style:background-image/>
      </style:paragraph-properties>
      <style:text-properties fo:font-variant="normal" fo:text-transform="none" fo:color="#000000" style:font-name="Times New Roman1" fo:letter-spacing="normal" fo:font-style="normal" fo:font-weight="normal"/>
    </style:style>
    <style:style style:name="P6" style:family="paragraph" style:parent-style-name="Text_20_body">
      <style:paragraph-properties fo:background-color="transparent">
        <style:background-image/>
      </style:paragraph-properties>
    </style:style>
    <style:style style:name="P7" style:family="paragraph" style:parent-style-name="Text_20_body">
      <style:paragraph-properties fo:background-color="transparent">
        <style:background-image/>
      </style:paragraph-properties>
      <style:text-properties fo:font-weight="bold" style:font-weight-asian="bold" style:font-weight-complex="bold"/>
    </style:style>
    <style:style style:name="P8" style:family="paragraph" style:parent-style-name="Text_20_body">
      <style:paragraph-properties fo:background-color="transparent">
        <style:background-image/>
      </style:paragraph-properties>
      <style:text-properties style:text-underline-style="none"/>
    </style:style>
    <style:style style:name="P9" style:family="paragraph" style:parent-style-name="Table_20_Contents">
      <style:paragraph-properties fo:background-color="transparent">
        <style:background-image/>
      </style:paragraph-properties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How to use the API:</text:h>
      <text:p text:style-name="Text_20_body">API calls are just requests for a certain webpage, parameters are passed though GET. </text:p>
      <text:p text:style-name="Text_20_body">An API request looks like: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ext_20_body"><text:a xlink:type="simple" xlink:href="http://FLUXapi.com/create_account.php?username=asd&amp;email=asd@asd">http://FLUXapi.com/create_account.php?username=asd&amp;email=asd@asd</text:a></text:p>
          </table:table-cell>
        </table:table-row>
      </table:table>
      <text:p text:style-name="Text_20_body"/>
      <text:p text:style-name="Text_20_body">The answer is by default formatted as json (only format currently implemented). So an answer looks something like: 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">[{"name":"asd","email":"asd@asd","result":"SUCCESS"}]</text:p>
          </table:table-cell>
        </table:table-row>
      </table:table>
      <text:p text:style-name="Text_20_body"/>
      <text:p text:style-name="Text_20_body">Many programming languages have functions to convert json to builtin variable types. We'll post some examples later, for any question ask in the IRC or by email.</text:p>
      <text:p text:style-name="Text_20_body">If you want to test locally install the api through the install script. Otherwise, a version of the API is currently being hosted on <text:span text:style-name="T2">flux.lolwut.net</text:span> ( APIBASE=<text:span text:style-name="T3">flux.lolwut.net/flux/API/ </text:span>).</text:p>
      <text:p text:style-name="Text_20_body"/>
      <text:h text:style-name="Heading_20_2" text:outline-level="2">Creating a flux:</text:h>
      <text:p text:style-name="P2">Command: <text:span text:style-name="T3">create_flux.php</text:span></text:p>
      <text:p text:style-name="P3"><text:span text:style-name="T2">Description:</text:span> This command creates a flux owned by you.</text:p>
      <text:p text:style-name="P7">Parameters: </text:p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8">user_id</text:p>
          </table:table-cell>
          <table:table-cell table:style-name="Table4.B1" office:value-type="string">
            <text:p text:style-name="P9">The owner of the flux.</text:p>
          </table:table-cell>
        </table:table-row>
        <table:table-row>
          <table:table-cell table:style-name="Table4.A2" office:value-type="string">
            <text:p text:style-name="P9">Name</text:p>
          </table:table-cell>
          <table:table-cell table:style-name="Table4.B2" office:value-type="string">
            <text:p text:style-name="P9">The name of the flux</text:p>
          </table:table-cell>
        </table:table-row>
        <table:table-row>
          <table:table-cell table:style-name="Table4.A2" office:value-type="string">
            <text:p text:style-name="P9">description</text:p>
          </table:table-cell>
          <table:table-cell table:style-name="Table4.B2" office:value-type="string">
            <text:p text:style-name="P6">A short description of the flux (one line) </text:p>
          </table:table-cell>
        </table:table-row>
      </table:table>
      <text:p text:style-name="P7"><text:span text:style-name="T3"/></text:p>
      <text:p text:style-name="P4"><text:span text:style-name="T2">Response:</text:span><text:span text:style-name="T3"> a string, either “SUCCESS” or “FAIL”</text:span></text:p>
      <text:h text:style-name="Heading_20_2" text:outline-level="2">Getting info about a flux:</text:h>
      <text:p text:style-name="P2">Command: <text:span text:style-name="T3">get_flux_info.php</text:span></text:p>
      <text:p text:style-name="P3"><text:span text:style-name="T2">Description:</text:span> Get the list of receivers and their shares.</text:p>
      <text:p text:style-name="P7">Parameters: </text:p>
      <table:table table:name="Table5" table:style-name="Table5">
        <table:table-column table:style-name="Table5.A" table:number-columns-repeated="2"/>
        <table:table-row>
          <table:table-cell table:style-name="Table5.A1" office:value-type="string">
            <text:p text:style-name="P8">flux_id</text:p>
          </table:table-cell>
          <table:table-cell table:style-name="Table5.B1" office:value-type="string">
            <text:p text:style-name="P9"/>
          </table:table-cell>
        </table:table-row>
      </table:table>
      <text:p text:style-name="P7"><text:span text:style-name="T3"/></text:p>
      <text:p text:style-name="P4"><text:span text:style-name="T2">Response:</text:span><text:span text:style-name="T3"> a json array of receivers, each with his name, share, and description. Example:</text:span></text:p>
      <text:p text:style-name="P5"><text:span text:style-name="T4">[{"flux_from_id":"1","flux_to_id":"2","share":"68","name":"flux2","description":"description of this flux"}]</text:span></text:p>
      <text:h text:style-name="Heading_20_2" text:outline-level="2"><text:soft-page-break/>Changing a flux you own:</text:h>
      <text:p text:style-name="P2">Command: <text:span text:style-name="T3">change_flux.php</text:span></text:p>
      <text:p text:style-name="P3"><text:span text:style-name="T2">Description:</text:span> This command changes the amount one of your fluxes sends to another flux.</text:p>
      <text:p text:style-name="P7">Parameters: </text:p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8">flux_from_id</text:p>
          </table:table-cell>
          <table:table-cell table:style-name="Table3.B1" office:value-type="string">
            <text:p text:style-name="P9">The id of your flux. Get a list of the fluxes you own with get_fluxes_owned_by.php</text:p>
          </table:table-cell>
        </table:table-row>
        <table:table-row>
          <table:table-cell table:style-name="Table3.A2" office:value-type="string">
            <text:p text:style-name="P9">flux_to_id</text:p>
          </table:table-cell>
          <table:table-cell table:style-name="Table3.B2" office:value-type="string">
            <text:p text:style-name="P9">The id of the recipient flux</text:p>
          </table:table-cell>
        </table:table-row>
        <table:table-row>
          <table:table-cell table:style-name="Table3.A2" office:value-type="string">
            <text:p text:style-name="P9">new_share</text:p>
          </table:table-cell>
          <table:table-cell table:style-name="Table3.B2" office:value-type="string">
            <text:p text:style-name="P6">indicates how much will go from your flux to the recipent flux. It's not a percentage, it's an integer, relative to what other projects your flux donates to. For example, if you set it to 1, and your flux already donates “1” to other 2 projects, that recipient will receive 1/3 of the donations. </text:p>
          </table:table-cell>
        </table:table-row>
      </table:table>
      <text:p text:style-name="P7"><text:span text:style-name="T3"/></text:p>
      <text:p text:style-name="P4"><text:span text:style-name="T2">Response:</text:span><text:span text:style-name="T3"> a string, either “true” or “false”</text:span></text:p>
      <text:p text:style-name="P6"><text:span text:style-name="T3"/></text:p>
      <text:h text:style-name="Heading_20_2" text:outline-level="2">Getting the list of fluxes someone owns:</text:h>
      <text:p text:style-name="P2">Command: <text:span text:style-name="T3">get_fluxes_owned_by.php</text:span></text:p>
      <text:p text:style-name="P3"><text:span text:style-name="T2">Description:</text:span> get a list of fluxes, with name and description</text:p>
      <text:p text:style-name="P7">Parameters: </text:p>
      <table:table table:name="Table6" table:style-name="Table6">
        <table:table-column table:style-name="Table6.A" table:number-columns-repeated="2"/>
        <table:table-row>
          <table:table-cell table:style-name="Table6.A1" office:value-type="string">
            <text:p text:style-name="P8">user_id</text:p>
          </table:table-cell>
          <table:table-cell table:style-name="Table6.B1" office:value-type="string">
            <text:p text:style-name="P9">The owner of the fluxes.</text:p>
          </table:table-cell>
        </table:table-row>
      </table:table>
      <text:p text:style-name="P7"><text:span text:style-name="T3"/></text:p>
      <text:p text:style-name="P4"><text:span text:style-name="T2">Response:</text:span><text:span text:style-name="T3"> an array of fluxes, each with his flux_id, name and description.</text:span></text:p>
      <text:p text:style-name="P6"><text:span text:style-name="T3"/></text:p>
      <text:h text:style-name="Heading_20_2" text:outline-level="2">Create a new account:</text:h>
      <text:p text:style-name="P2">Command: <text:span text:style-name="T3">register_account.php</text:span></text:p>
      <text:p text:style-name="P3"><text:span text:style-name="T2">Description:</text:span> create a new account, by providing the required info</text:p>
      <text:p text:style-name="P7">Parameters: </text:p>
      <table:table table:name="Table7" table:style-name="Table7">
        <table:table-column table:style-name="Table7.A" table:number-columns-repeated="2"/>
        <table:table-row>
          <table:table-cell table:style-name="Table7.A1" office:value-type="string">
            <text:p text:style-name="P8">username</text:p>
          </table:table-cell>
          <table:table-cell table:style-name="Table7.B1" office:value-type="string">
            <text:p text:style-name="P9"/>
          </table:table-cell>
        </table:table-row>
        <table:table-row>
          <table:table-cell table:style-name="Table7.A2" office:value-type="string">
            <text:p text:style-name="P8">password</text:p>
          </table:table-cell>
          <table:table-cell table:style-name="Table7.B2" office:value-type="string">
            <text:p text:style-name="P9">The plaintext password for the account.</text:p>
          </table:table-cell>
        </table:table-row>
      </table:table>
      <text:p text:style-name="P7"><text:span text:style-name="T3"/></text:p>
      <text:p text:style-name="P4"><text:span text:style-name="T2">Response:</text:span><text:span text:style-name="T3"> either 'true' or 'false'</text:span></text:p>
      <text:p text:style-name="P6"><text:span text:style-name="T3"/></text:p>
      <text:h text:style-name="Heading_20_2" text:outline-level="2"><text:soft-page-break/>Login:</text:h>
      <text:p text:style-name="P2">Command: <text:span text:style-name="T3">check_login.php</text:span></text:p>
      <text:p text:style-name="P3"><text:span text:style-name="T2">Description:</text:span> check if the login is correct, and get a session key. You can use this key later to do API calls that are only permitted to logged-in users.</text:p>
      <text:p text:style-name="P7">Parameters: </text:p>
      <table:table table:name="Table8" table:style-name="Table8">
        <table:table-column table:style-name="Table8.A" table:number-columns-repeated="2"/>
        <table:table-row>
          <table:table-cell table:style-name="Table8.A1" office:value-type="string">
            <text:p text:style-name="P8">username</text:p>
          </table:table-cell>
          <table:table-cell table:style-name="Table8.B1" office:value-type="string">
            <text:p text:style-name="P9"/>
          </table:table-cell>
        </table:table-row>
        <table:table-row>
          <table:table-cell table:style-name="Table8.A2" office:value-type="string">
            <text:p text:style-name="P8">hash</text:p>
          </table:table-cell>
          <table:table-cell table:style-name="Table8.B2" office:value-type="string">
            <text:p text:style-name="P9">An md5 hash of both the password and the username. In php you can generate it with this command: <text:span text:style-name="T3">md5(md5($password).md5($username))</text:span></text:p>
          </table:table-cell>
        </table:table-row>
      </table:table>
      <text:p text:style-name="P7"><text:span text:style-name="T3"/></text:p>
      <text:p text:style-name="P4"><text:span text:style-name="T2">Response:</text:span><text:span text:style-name="T3"> 'false' if the login fails, otherwise returns userid (uid), username, and hash. Example:</text:span></text:p>
      <text:p text:style-name="P5"><text:span text:style-name="T4">{"uid":"2","username":"m","hash":"9f94f40bb54531d495191b7ed8afbd1c"}</text:span></text:p>
      <text:p text:style-name="P6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ox </meta:initial-creator>
    <meta:creation-date>2011-06-22T20:43:59</meta:creation-date>
    <dc:date>2011-08-16T16:17:23</dc:date>
    <dc:creator>alox </dc:creator>
    <meta:editing-duration>PT21H56M57S</meta:editing-duration>
    <meta:editing-cycles>32</meta:editing-cycles>
    <meta:generator>LibreOffice/3.3$Unix LibreOffice_project/330m19$Build-202</meta:generator>
    <meta:document-statistic meta:table-count="8" meta:image-count="0" meta:object-count="0" meta:page-count="3" meta:paragraph-count="61" meta:word-count="428" meta:character-count="2890"/>
  </office:meta>
</office:document-meta>
</file>